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verlayOperation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verlayOperation.getOverlay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verlayOperation.set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verlayOperation.combine( BufferedImage image , BufferedImage overl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verlayOperation.setup( Parameters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